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3" style:family="paragraph" style:parent-style-name="Standard">
      <style:paragraph-properties fo:text-align="end" style:justify-single-word="false"/>
      <style:text-properties officeooo:paragraph-rsid="000d8acc"/>
    </style:style>
    <style:style style:name="P4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9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 fo:font-size="12pt" officeooo:rsid="000d8acc" officeooo:paragraph-rsid="000d8acc" style:font-size-asian="12pt" style:language-asian="ru" style:country-asian="RU" style:font-size-complex="12pt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/>
    </style:style>
    <style:style style:name="P14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P15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16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0d8acc" style:font-size-asian="12pt" style:font-size-complex="12pt" style:font-style-complex="italic" style:font-weight-complex="bold"/>
    </style:style>
    <style:style style:name="T7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8" style:family="text">
      <style:text-properties fo:font-size="12pt" style:font-size-asian="12pt" style:font-size-complex="12pt" style:font-style-complex="italic"/>
    </style:style>
    <style:style style:name="T9" style:family="text">
      <style:text-properties fo:font-size="12pt" style:font-size-asian="12pt" style:font-size-complex="12pt" style:font-style-complex="italic" style:font-weight-complex="bold"/>
    </style:style>
    <style:style style:name="T10" style:family="text">
      <style:text-properties fo:font-size="12pt" officeooo:rsid="000d8acc" style:font-size-asian="12pt" style:font-size-complex="12pt" style:font-style-complex="italic" style:font-weight-complex="bold"/>
    </style:style>
    <style:style style:name="T11" style:family="text">
      <style:text-properties fo:font-size="12pt" officeooo:rsid="000e3884" style:font-size-asian="12pt" style:font-size-complex="12pt" style:font-style-complex="italic" style:font-weight-complex="bold"/>
    </style:style>
    <style:style style:name="T12" style:family="text">
      <style:text-properties fo:font-size="12pt" style:font-size-asian="12pt" style:language-asian="ru" style:country-asian="RU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4" style:family="text">
      <style:text-properties fo:font-size="12pt" fo:language="ru" fo:country="RU" style:text-underline-style="none" officeooo:rsid="000d8acc" style:font-name-asian="Arial" style:font-size-asian="12pt" style:font-size-complex="12pt"/>
    </style:style>
    <style:style style:name="T15" style:family="text">
      <style:text-properties fo:color="#ff0000" fo:font-size="12pt" style:text-underline-style="none" fo:font-weight="bold" style:font-name-asian="Arial" style:font-size-asian="12pt" style:font-weight-asian="bold" style:font-size-complex="12pt" style:font-weight-complex="bold"/>
    </style:style>
    <style:style style:name="T16" style:family="text">
      <style:text-properties fo:color="#ff0000" fo:font-size="12pt" style:text-underline-style="none" fo:font-weight="bold" officeooo:rsid="000d8acc" style:font-name-asian="Arial" style:font-size-asian="12pt" style:font-weight-asian="bold" style:font-size-complex="12pt" style:font-weight-complex="bold"/>
    </style:style>
    <style:style style:name="T17" style:family="text">
      <style:text-properties fo:color="#ff0000" fo:font-size="12pt" style:text-underline-style="none" style:font-name-asian="Arial" style:font-size-asian="12pt" style:font-size-complex="12pt"/>
    </style:style>
    <style:style style:name="T18" style:family="text">
      <style:text-properties fo:color="#ff0000" fo:font-size="12pt" style:font-size-asian="12pt" style:font-size-complex="12pt"/>
    </style:style>
    <style:style style:name="T19" style:family="text">
      <style:text-properties fo:color="#ff0000" fo:font-size="12pt" style:font-size-asian="12pt" style:font-size-complex="12pt" style:font-style-complex="italic" style:font-weight-complex="bold"/>
    </style:style>
    <style:style style:name="T20" style:family="text">
      <style:text-properties fo:color="#ff0000" fo:font-size="12pt" officeooo:rsid="000d8acc" style:font-size-asian="12pt" style:font-size-complex="12pt" style:font-style-complex="italic" style:font-weight-complex="bold"/>
    </style:style>
    <style:style style:name="T21" style:family="text">
      <style:text-properties fo:color="#ff0000" fo:font-size="12pt" officeooo:rsid="000d8acc" style:font-size-asian="12pt" style:font-size-complex="12pt"/>
    </style:style>
    <style:style style:name="T22" style:family="text">
      <style:text-properties fo:color="#ff0000" fo:font-size="12pt" style:font-name-asian="Arial" style:font-size-asian="12pt" style:font-size-complex="12pt"/>
    </style:style>
    <style:style style:name="T23" style:family="text">
      <style:text-properties fo:color="#ff0000" fo:font-size="12pt" fo:language="ru" fo:country="RU" style:text-underline-style="none" style:font-name-asian="Arial" style:font-size-asian="12pt" style:font-size-complex="12pt"/>
    </style:style>
    <style:style style:name="T24" style:family="text">
      <style:text-properties fo:color="#ff0000" fo:font-size="12pt" fo:language="ru" fo:country="RU" style:text-underline-style="none" officeooo:rsid="000d8acc" style:font-name-asian="Arial" style:font-size-asian="12pt" style:font-size-complex="12pt"/>
    </style:style>
    <style:style style:name="T25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26" style:family="text">
      <style:text-properties fo:color="#ff0000" fo:font-size="12pt" fo:font-weight="bold" officeooo:rsid="000d8acc" style:font-size-asian="12pt" style:font-weight-asian="bold" style:font-size-complex="12pt" style:font-style-complex="italic" style:font-weight-complex="bold"/>
    </style:style>
    <style:style style:name="T27" style:family="text">
      <style:text-properties fo:color="#00b0f0" fo:font-size="12pt" style:font-size-asian="12pt" style:font-size-complex="12pt" style:font-style-complex="italic" style:font-weight-complex="bold"/>
    </style:style>
    <style:style style:name="T28" style:family="text">
      <style:text-properties fo:color="#00b0f0" fo:font-size="12pt" officeooo:rsid="000d8acc" style:font-size-asian="12pt" style:font-size-complex="12pt" style:font-style-complex="italic" style:font-weight-complex="bold"/>
    </style:style>
    <style:style style:name="T29" style:family="text">
      <style:text-properties fo:color="#00b0f0" fo:font-size="12pt" officeooo:rsid="000e3884" style:font-size-asian="12pt" style:font-size-complex="12pt" style:font-style-complex="italic" style:font-weight-complex="bold"/>
    </style:style>
    <style:style style:name="T30" style:family="text">
      <style:text-properties fo:color="#00b0f0" fo:font-size="12pt" style:text-underline-style="solid" style:text-underline-width="auto" style:text-underline-color="font-color" style:font-size-asian="12pt" style:font-size-complex="12pt" style:font-style-complex="italic" style:font-weight-complex="bold"/>
    </style:style>
    <style:style style:name="T31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32" style:family="text">
      <style:text-properties fo:color="#00b0f0" fo:font-size="12pt" fo:font-weight="bold" officeooo:rsid="000d8acc" style:font-size-asian="12pt" style:font-weight-asian="bold" style:font-size-complex="12pt" style:font-style-complex="italic" style:font-weight-complex="bold"/>
    </style:style>
    <style:style style:name="T33" style:family="text">
      <style:text-properties officeooo:rsid="000d8acc"/>
    </style:style>
    <style:style style:name="T34" style:family="text">
      <style:text-properties style:use-window-font-color="true" fo:font-size="12pt" style:font-size-asian="12pt" style:font-size-complex="12pt"/>
    </style:style>
    <style:style style:name="T35" style:family="text">
      <style:text-properties style:use-window-font-color="true" fo:font-size="12pt" officeooo:rsid="000d8acc" style:font-size-asian="12pt" style:font-size-complex="12pt" style:font-style-complex="italic" style:font-weight-complex="bold"/>
    </style:style>
    <style:style style:name="T36" style:family="text">
      <style:text-properties style:use-window-font-color="true" fo:font-size="12pt" officeooo:rsid="000d8acc" style:font-size-asian="12pt" style:font-size-complex="12pt"/>
    </style:style>
    <style:style style:name="T37" style:family="text">
      <style:text-properties style:use-window-font-color="true" fo:font-size="12pt" style:text-underline-style="none" fo:font-weight="bold" officeooo:rsid="000d8acc" style:font-name-asian="Arial" style:font-size-asian="12pt" style:font-weight-asian="bold" style:font-size-complex="12pt" style:font-weight-complex="bold"/>
    </style:style>
    <style:style style:name="T38" style:family="text">
      <style:text-properties style:use-window-font-color="true" fo:font-size="12pt" style:font-name-asian="Arial" style:font-size-asian="12pt" style:font-size-complex="12pt"/>
    </style:style>
    <style:style style:name="T39" style:family="text">
      <style:text-properties style:use-window-font-color="true" fo:font-size="12pt" fo:language="ru" fo:country="RU" style:text-underline-style="none" officeooo:rsid="000d8acc" style:font-name-asian="Arial" style:font-size-asian="12pt" style:font-size-complex="12pt"/>
    </style:style>
    <style:style style:name="T40" style:family="text">
      <style:text-properties style:use-window-font-color="true" fo:font-size="12pt" fo:font-weight="bold" style:font-size-asian="12pt" style:font-weight-asian="bold" style:font-size-complex="12pt" style:font-style-complex="italic" style:font-weight-complex="bold"/>
    </style:style>
    <style:style style:name="T41" style:family="text">
      <style:text-properties style:use-window-font-color="true" fo:font-size="12pt" fo:font-weight="bold" officeooo:rsid="000d8acc" style:font-size-asian="12pt" style:font-weight-asian="bold" style:font-size-complex="12pt" style:font-style-complex="italic" style:font-weight-complex="bold"/>
    </style:style>
    <style:style style:name="T42" style:family="text">
      <style:text-properties style:use-window-font-color="true" officeooo:rsid="000d8a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Internet_20_link"><text:span text:style-name="T1"/></text:span></text:p>
      <text:p text:style-name="P2"><text:span text:style-name="Internet_20_link"><text:span text:style-name="T1"/></text:span></text:p>
      <text:p text:style-name="P2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4"><text:span text:style-name="Internet_20_link"><text:span text:style-name="T2"/></text:span></text:p>
            <text:p text:style-name="P5"><text:span text:style-name="Internet_20_link"><text:span text:style-name="T2">«___»_____________20__г.</text:span></text:span></text:p>
          </table:table-cell>
          <table:table-cell table:style-name="Таблица1.A1" office:value-type="string">
            <text:p text:style-name="P2"><text:span text:style-name="Internet_20_link"><text:span text:style-name="T37">{{Отправитель.Наименование}}</text:span></text:span><text:span text:style-name="Internet_20_link"><text:span text:style-name="T15"> </text:span></text:span></text:p>
            <text:p text:style-name="P1"><text:span text:style-name="T34">ИНН </text:span><text:span text:style-name="T36">{{Отправитель.ИНН}}</text:span><text:span text:style-name="T38">,</text:span><text:span text:style-name="T22"> </text:span></text:p>
            <text:p text:style-name="P3"><text:span text:style-name="Internet_20_link"><text:span text:style-name="T39">{{Отправитель.АдресЮридический}}</text:span></text:span></text:p>
            <text:p text:style-name="P2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6"/>
      <text:p text:style-name="P7">ПРЕТЕНЗИЯ</text:p>
      <text:p text:style-name="P7">об оплате задолженности по договору</text:p>
      <text:p text:style-name="P7">и уплате пени</text:p>
      <text:p text:style-name="P7"/>
      <text:p text:style-name="P9"><text:span text:style-name="T5">Между </text:span><text:span text:style-name="T35">{{Отправитель.Наименование}}</text:span><text:span text:style-name="T5"> <text:s/>и </text:span><text:span text:style-name="T6">{{Получатель.Наименование}}</text:span><text:span text:style-name="T19"> </text:span><text:span text:style-name="T5">заключен договор </text:span><text:span text:style-name="T35">{{НаименованиеДоговора}}</text:span><text:span text:style-name="T5"> (</text:span><text:span text:style-name="T7">далее - Договор</text:span><text:span text:style-name="T5">). </text:span></text:p>
      <text:p text:style-name="P9"><text:span text:style-name="T5">В соответствии с условиями Договора, </text:span><text:span text:style-name="T35">{{Содержание}}</text:span></text:p>
      <text:p text:style-name="P8"><text:span text:style-name="T9">В соответствии с пунктом </text:span><text:span text:style-name="T10">{{ПунктДоговора}}</text:span><text:span text:style-name="T19">.</text:span></text:p>
      <text:p text:style-name="P13"><text:span text:style-name="T11">{{Описание}}</text:span><text:span text:style-name="T9"> </text:span></text:p>
      <text:p text:style-name="P8"><text:span text:style-name="T9">Односторонний отказ от исполнения обязательств не допускается.</text:span><text:span text:style-name="T8"> На основании вышеизложенного, в соответствии с условиями договора и положениями действующего законодательства</text:span><text:span text:style-name="T9">, предлагаю</text:span><text:span text:style-name="T13"> в течение</text:span><text:span text:style-name="T31"> </text:span><text:span text:style-name="T41">{{Дни}}</text:span><text:span text:style-name="T13"> дней с момента получения Вами настоящей претензии</text:span><text:span text:style-name="T9">:</text:span></text:p>
      <text:p text:style-name="P8"><text:span text:style-name="T9">- <text:s/></text:span><text:span text:style-name="T13">погасить задолженность по договору в размере</text:span><text:span text:style-name="T31"> </text:span><text:span text:style-name="T41">{{ЗадолжненностьСумма}}</text:span><text:span text:style-name="T25"> </text:span><text:span text:style-name="T40">рублей</text:span><text:span text:style-name="T13">;</text:span></text:p>
      <text:p text:style-name="P8"><text:span text:style-name="T13">- в связи с просрочкой исполнения обязанности по оплате долга - уплатить штраф в сумме</text:span><text:span text:style-name="T31"> </text:span><text:span text:style-name="T41">{{ШтрафСумма}}</text:span><text:span text:style-name="T40"> </text:span><text:span text:style-name="T13">рублей.</text:span><text:span text:style-name="T31"> <text:s text:c="2"/></text:span></text:p>
      <text:p text:style-name="P8"><text:span text:style-name="T12">В <text:s text:c="2"/>случае неисполнения настоящего требования об оплате сформировавшейся задолженности по договору будем вынуждены обратиться <text:s/>с <text:s/>исковым <text:s text:c="2"/>заявлением <text:s/>в суд в установленном</text:span><text:span text:style-name="T4"> </text:span><text:span text:style-name="T12">законодательством <text:s/>Российской <text:s/>Федерации <text:s/>порядке для защиты своих законных</text:span><text:span text:style-name="T4"> </text:span><text:span text:style-name="T12">прав и интересов.</text:span></text:p>
      <text:p text:style-name="P10"/>
      <text:p text:style-name="P12">{{Отправитель.РуководительДолжность}}</text:p>
      <text:p text:style-name="P11"><text:span text:style-name="T42">{{Отправитель.Наименование}}</text:span><text:tab/><text:tab/><text:tab/><text:tab/><text:span text:style-name="T42">{{Отправитель.РуководительФИО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bottom="0.321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9T08:59:00</meta:creation-date>
    <dc:date>2019-05-27T17:25:39.846951279</dc:date>
    <meta:print-date>2018-01-26T11:28:00</meta:print-date>
    <meta:editing-cycles>6</meta:editing-cycles>
    <meta:editing-duration>PT6M30S</meta:editing-duration>
    <meta:generator>LibreOffice/4.2.8.2$Linux_x86 LibreOffice_project/420m0$Build-2</meta:generator>
    <meta:document-statistic meta:table-count="1" meta:image-count="0" meta:object-count="0" meta:page-count="1" meta:paragraph-count="17" meta:word-count="127" meta:character-count="1211" meta:non-whitespace-character-count="1079"/>
  </office:meta>
</office:document-meta>
</file>